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864b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use-window-font-color="true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28d52" officeooo:paragraph-rsid="00028d5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0239f" officeooo:paragraph-rsid="0010239f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9d889" officeooo:paragraph-rsid="006cc21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2afb72" officeooo:paragraph-rsid="002afb7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a85f0" officeooo:paragraph-rsid="003a85f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decda" officeooo:paragraph-rsid="003decda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7f9bbb" officeooo:paragraph-rsid="007f9bbb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 style:list-style-name="L2">
      <style:text-properties style:use-window-font-color="true" fo:font-size="15pt" fo:language="zxx" fo:country="none" style:text-underline-style="none" fo:font-weight="normal" officeooo:rsid="00025ed5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 style:list-style-name="L2">
      <style:text-properties style:use-window-font-color="true" style:font-name="Liberation Serif1" fo:font-size="15pt" fo:language="zxx" fo:country="none" style:text-underline-style="none" fo:font-weight="normal" officeooo:rsid="00028d52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056ad7" style:font-weight-asian="normal" style:font-weight-complex="normal"/>
    </style:style>
    <style:style style:name="T4" style:family="text">
      <style:text-properties style:font-name="Liberation Serif1" fo:font-weight="normal" officeooo:rsid="0006b2f0" style:font-weight-asian="normal" style:font-weight-complex="normal"/>
    </style:style>
    <style:style style:name="T5" style:family="text">
      <style:text-properties style:font-name="Liberation Serif1" fo:font-weight="normal" officeooo:rsid="00070cef" style:font-weight-asian="normal" style:font-weight-complex="normal"/>
    </style:style>
    <style:style style:name="T6" style:family="text">
      <style:text-properties style:font-name="Liberation Serif1" fo:font-weight="normal" officeooo:rsid="00078eef" style:font-weight-asian="normal" style:font-weight-complex="normal"/>
    </style:style>
    <style:style style:name="T7" style:family="text">
      <style:text-properties style:font-name="Liberation Serif1" fo:font-weight="normal" officeooo:rsid="0008f4b7" style:font-weight-asian="normal" style:font-weight-complex="normal"/>
    </style:style>
    <style:style style:name="T8" style:family="text">
      <style:text-properties style:font-name="Liberation Serif1" fo:font-weight="normal" officeooo:rsid="000b1c7a" style:font-weight-asian="normal" style:font-weight-complex="normal"/>
    </style:style>
    <style:style style:name="T9" style:family="text">
      <style:text-properties style:font-name="Liberation Serif1" fo:font-weight="normal" officeooo:rsid="000cc790" style:font-weight-asian="normal" style:font-weight-complex="normal"/>
    </style:style>
    <style:style style:name="T10" style:family="text">
      <style:text-properties style:font-name="Liberation Serif1" fo:font-weight="normal" officeooo:rsid="000e11c7" style:font-weight-asian="normal" style:font-weight-complex="normal"/>
    </style:style>
    <style:style style:name="T11" style:family="text">
      <style:text-properties style:font-name="Liberation Serif1" fo:font-weight="normal" officeooo:rsid="00108cc2" style:font-weight-asian="normal" style:font-weight-complex="normal"/>
    </style:style>
    <style:style style:name="T12" style:family="text">
      <style:text-properties style:font-name="Liberation Serif1" fo:font-weight="normal" officeooo:rsid="00152d37" style:font-weight-asian="normal" style:font-weight-complex="normal"/>
    </style:style>
    <style:style style:name="T13" style:family="text">
      <style:text-properties style:font-name="Liberation Serif1" fo:font-weight="normal" officeooo:rsid="00173f63" style:font-weight-asian="normal" style:font-weight-complex="normal"/>
    </style:style>
    <style:style style:name="T14" style:family="text">
      <style:text-properties style:font-name="Liberation Serif1" fo:font-weight="normal" officeooo:rsid="001a4997" style:font-weight-asian="normal" style:font-weight-complex="normal"/>
    </style:style>
    <style:style style:name="T15" style:family="text">
      <style:text-properties style:font-name="Liberation Serif1" fo:font-weight="normal" officeooo:rsid="001a80e7" style:font-weight-asian="normal" style:font-weight-complex="normal"/>
    </style:style>
    <style:style style:name="T16" style:family="text">
      <style:text-properties style:font-name="Liberation Serif1" fo:font-weight="normal" officeooo:rsid="001c785e" style:font-weight-asian="normal" style:font-weight-complex="normal"/>
    </style:style>
    <style:style style:name="T17" style:family="text">
      <style:text-properties style:font-name="Liberation Serif1" fo:font-weight="normal" officeooo:rsid="006b7f1a" style:font-weight-asian="normal" style:font-weight-complex="normal"/>
    </style:style>
    <style:style style:name="T18" style:family="text">
      <style:text-properties style:font-name="Liberation Serif1" fo:font-weight="normal" officeooo:rsid="006cc210" style:font-weight-asian="normal" style:font-weight-complex="normal"/>
    </style:style>
    <style:style style:name="T19" style:family="text">
      <style:text-properties style:font-name="Liberation Serif1" fo:font-weight="normal" officeooo:rsid="007bc1fc" style:font-weight-asian="normal" style:font-weight-complex="normal"/>
    </style:style>
    <style:style style:name="T20" style:family="text">
      <style:text-properties style:font-name="Liberation Serif1" fo:font-weight="normal" officeooo:rsid="007bc8f2" style:font-weight-asian="normal" style:font-weight-complex="normal"/>
    </style:style>
    <style:style style:name="T21" style:family="text">
      <style:text-properties style:font-name="Liberation Serif1" fo:font-weight="normal" officeooo:rsid="007e531a" style:font-weight-asian="normal" style:font-weight-complex="normal"/>
    </style:style>
    <style:style style:name="T22" style:family="text">
      <style:text-properties style:font-name="Liberation Serif1" officeooo:rsid="00028d52"/>
    </style:style>
    <style:style style:name="T23" style:family="text">
      <style:text-properties style:font-name="Liberation Serif1" fo:font-style="italic" style:font-style-asian="italic" style:font-style-complex="italic"/>
    </style:style>
    <style:style style:name="T24" style:family="text">
      <style:text-properties style:font-name="Liberation Serif1" fo:font-style="italic" officeooo:rsid="00028d52" style:font-style-asian="italic" style:font-style-complex="italic"/>
    </style:style>
    <style:style style:name="T25" style:family="text">
      <style:text-properties style:font-name="Liberation Serif1" fo:font-style="italic" officeooo:rsid="000db466" style:font-style-asian="italic" style:font-style-complex="italic"/>
    </style:style>
    <style:style style:name="T26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Liberation Serif1" officeooo:rsid="00173f63"/>
    </style:style>
    <style:style style:name="T28" style:family="text">
      <style:text-properties style:font-name="Liberation Serif1" officeooo:rsid="001c785e"/>
    </style:style>
    <style:style style:name="T29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244278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2c5231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2e1e1c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2ebbc9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641561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06cc210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normal" officeooo:rsid="0021c602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officeooo:rsid="006fb451" style:font-style-asian="normal" style:font-weight-asian="normal" style:font-style-complex="normal" style:font-weight-complex="normal"/>
    </style:style>
    <style:style style:name="T38" style:family="text">
      <style:text-properties style:font-name="Liberation Serif1" fo:font-style="normal" fo:font-weight="normal" officeooo:rsid="006fcb48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fo:font-weight="normal" officeooo:rsid="0071b01e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fo:font-weight="normal" officeooo:rsid="00728045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fo:font-weight="normal" officeooo:rsid="0072c435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fo:font-weight="normal" officeooo:rsid="00744a1b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fo:font-weight="normal" officeooo:rsid="0080f011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fo:font-weight="normal" officeooo:rsid="0081ec1d" style:font-style-asian="normal" style:font-weight-asian="normal" style:font-style-complex="normal" style:font-weight-complex="normal"/>
    </style:style>
    <style:style style:name="T45" style:family="text">
      <style:text-properties style:font-name="Liberation Serif1" fo:font-style="normal" fo:font-weight="normal" officeooo:rsid="0083ab25" style:font-style-asian="normal" style:font-weight-asian="normal" style:font-style-complex="normal" style:font-weight-complex="normal"/>
    </style:style>
    <style:style style:name="T46" style:family="text">
      <style:text-properties style:font-name="Liberation Serif1" fo:font-style="normal" style:font-style-asian="normal" style:font-style-complex="normal"/>
    </style:style>
    <style:style style:name="T47" style:family="text">
      <style:text-properties style:font-name="Liberation Serif1" fo:font-style="normal" officeooo:rsid="00244278" style:font-style-asian="normal" style:font-style-complex="normal"/>
    </style:style>
    <style:style style:name="T48" style:family="text">
      <style:text-properties style:font-name="Liberation Serif1" fo:font-style="normal" officeooo:rsid="003791e0" style:font-style-asian="normal" style:font-style-complex="normal"/>
    </style:style>
    <style:style style:name="T49" style:family="text">
      <style:text-properties style:font-name="Liberation Serif1" officeooo:rsid="006b7f1a"/>
    </style:style>
    <style:style style:name="T50" style:family="text">
      <style:text-properties style:font-name="Liberation Serif1" officeooo:rsid="0021c6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: Presentation notes</text:p>
      <text:p text:style-name="P2"/>
      <text:list xml:id="list3882766965" text:style-name="L1">
        <text:list-item>
          <text:p text:style-name="P3"><text:span text:style-name="T1">Greeting and introduction </text:span><text:span text:style-name="T24">[Ma]</text:span></text:p>
        </text:list-item>
      </text:list>
      <text:list xml:id="list2698506812" text:style-name="L2">
        <text:list-item>
          <text:p text:style-name="P11"><text:span text:style-name="T49">Hello + welcome</text:span><text:span text:style-name="T1"><text:line-break/></text:span><text:span text:style-name="T49">Covered </text:span><text:span text:style-name="T1">aspects (</text:span><text:span text:style-name="T49">pos/neg</text:span><text:span text:style-name="T1">)<text:line-break/></text:span><text:span text:style-name="T49">looked </text:span><text:span text:style-name="T22">at use cases / existing applications</text:span></text:p>
          <text:p text:style-name="P12"/>
        </text:list-item>
      </text:list>
      <text:list xml:id="list154739086863882" text:continue-list="list3882766965" text:style-name="L1">
        <text:list-item>
          <text:p text:style-name="P4"><text:span text:style-name="T1">General information </text:span><text:span text:style-name="T23">[Mo]</text:span><text:span text:style-name="T26"> </text:span><text:span text:style-name="T25">(GI, Usage, Positive aspects)</text:span></text:p>
          <text:p text:style-name="P4"><text:span text:style-name="T2">describes all devices </text:span><text:span text:style-name="T17">&gt; </text:span><text:span text:style-name="T2">connected to internet / other device</text:span><text:span text:style-name="T17">s<text:line-break/></text:span><text:span text:style-name="T3">sensors, actuators (execute, lights / door locks)<text:line-break/></text:span><text:span text:style-name="T4">smart devices (smart T</text:span><text:span text:style-name="T17">V</text:span><text:span text:style-name="T5">s)<text:line-break/><text:line-break/></text:span><text:span text:style-name="T8">pos. </text:span><text:span text:style-name="T17">a</text:span><text:span text:style-name="T8">sp: </text:span><text:span text:style-name="T6">industrial </text:span><text:span text:style-name="T10">a</text:span><text:span text:style-name="T6">utomation easier </text:span><text:span text:style-name="T17">f.</text:span><text:span text:style-name="T6"> Manufacturers<text:line-break/>track ordered products </text:span><text:span text:style-name="T17">on webstie </text:span><text:span text:style-name="T7">in real-time.<text:line-break/><text:line-break/></text:span><text:span text:style-name="T17">No IoT = no self-driving cars, </text:span><text:span text:style-name="T9">have to be connected to a network </text:span><text:span text:style-name="T20">to</text:span><text:span text:style-name="T19"> </text:span><text:span text:style-name="T17">prevent accidents<text:line-break/></text:span></text:p>
        </text:list-item>
        <text:list-item>
          <text:p text:style-name="P5"><text:span text:style-name="T1">Negative aspects</text:span><text:span text:style-name="T2"> </text:span><text:span text:style-name="T1">[Ma]<text:line-break/></text:span><text:span text:style-name="T11">Every new technology </text:span><text:span text:style-name="T18">&gt; </text:span><text:span text:style-name="T11">downside<text:line-break/>security - some devices </text:span><text:span text:style-name="T18">=</text:span><text:span text:style-name="T11"> nightmare<text:line-break/></text:span><text:span text:style-name="T18">default passwords: </text:span><text:span text:style-name="T12">(e.g. admin/admin)!!</text:span><text:span text:style-name="T13"><text:line-break/></text:span></text:p>
        </text:list-item>
        <text:list-item>
          <text:p text:style-name="P6"><text:span text:style-name="T27">D</text:span><text:span text:style-name="T1">ash button [Ma]</text:span><text:span text:style-name="T2"><text:line-break/></text:span><text:span text:style-name="T14">intended use: buy a product just by pressing </text:span><text:span text:style-name="T15">it - Creative people found ways to use it for own projects: detecting if it's on the network or not<text:line-break/></text:span><text:span text:style-name="T16">Amazon stopped selling buttons </text:span><text:span text:style-name="T21">consumer protect. org. ruled – break laws</text:span><text:span text:style-name="T16"><text:line-break/></text:span></text:p>
        </text:list-item>
        <text:list-item>
          <text:p text:style-name="P6"><text:span text:style-name="T28">D</text:span><text:span text:style-name="T50">iscussion [Mo]</text:span><text:span text:style-name="T36"><text:line-break/></text:span><text:span text:style-name="T35">asked </text:span><text:span text:style-name="T30">ourselves: really need the </text:span><text:span text:style-name="T35">IoT? </text:span><text:span text:style-name="T30">Conclusion: smart devices </text:span><text:span text:style-name="T35">= </text:span><text:span text:style-name="T30">useful thing - can't stop the future </text:span><text:span text:style-name="T35">| next years: IoT huge topic</text:span><text:span text:style-name="T30"><text:line-break/></text:span></text:p>
        </text:list-item>
        <text:list-item>
          <text:p text:style-name="P7"><text:span text:style-name="T47">H</text:span><text:span text:style-name="T46">eating stats [Mo]</text:span><text:span text:style-name="T29"><text:line-break/></text:span><text:span text:style-name="T31">In </text:span><text:span text:style-name="T37">app</text:span><text:span text:style-name="T31"> we're requesting data heating system in Abtenau – </text:span><text:span text:style-name="T44">contains settings, temps measured by diff. sens. (outs., ht. flw., ret. flw.)<text:line-break/>load data &gt; 2 sep. tables, left – curr. temp, right – settings (stats/work hrs of compr.)</text:span><text:span text:style-name="T31"><text:line-break/>data called up every minute. </text:span><text:span text:style-name="T32">Chart </text:span><text:span text:style-name="T37">= </text:span><text:span text:style-name="T32">history of </text:span><text:span text:style-name="T37">temps. </text:span><text:span text:style-name="T44">a</text:span><text:span text:style-name="T37">cc to timespan</text:span><text:span text:style-name="T32">.<text:line-break/></text:span><text:span text:style-name="T37">Choose timespan w/ slide, click rectangles to hide/show curve</text:span><text:span text:style-name="T33">.<text:line-break/></text:span></text:p>
        </text:list-item>
        <text:list-item>
          <text:p text:style-name="P8"><text:soft-page-break/><text:span text:style-name="T48">E</text:span><text:span text:style-name="T46">xplanation of used code</text:span><text:span text:style-name="T29"> </text:span><text:span text:style-name="T46">[Ma]</text:span><text:span text:style-name="T34"><text:line-break/></text:span><text:span text:style-name="T39">Resümat CD4 (from 2002) -&gt; RS232 ser. Port. Avail.<text:line-break/>Proto. Using hex data, rev. eng. in online. forums<text:line-break/>Read/write options, CRC-16 w/ special params<text:line-break/><text:line-break/></text:span><text:span text:style-name="T40">Example command for protocol<text:line-break/>10 02 and 10 03 mark start/end<text:line-break/>01 15 = mode (read)<text:line-break/>offset and bytes to read after offset<text:line-break/>last bytes are the CRC checksum<text:line-break/><text:line-break/></text:span><text:span text:style-name="T41">after requesting all data: comparing values w/ displayed data and noting addresses + length<text:line-break/>floats stored as IEEE 7</text:span><text:span text:style-name="T43">5</text:span><text:span text:style-name="T41">4<text:line-break/></text:span><text:span text:style-name="T46"><text:line-break/></text:span><text:span text:style-name="T41">an eternity later: found out all addresses<text:line-break/>inserted data into a fhem plugin (perl) + added improvements to it<text:line-break/></text:span><text:span text:style-name="T42">requested + processed every minute<text:line-break/></text:span></text:p>
        </text:list-item>
        <text:list-item>
          <text:p text:style-name="P10"><text:span text:style-name="T46">JS code explained</text:span><text:span text:style-name="T29"> </text:span><text:span text:style-name="T46">[Mo]</text:span><text:span text:style-name="T29"><text:line-break/></text:span><text:span text:style-name="T45">↓ here, function called when pos. of slider changes, updates displ. chart w/ new timespan, printChart() downloads data for sel. timespan + filters temps.<text:line-break/>Process data and create appropr. spaces between each temp that we display </text:span><text:span text:style-name="T29"><text:line-break/></text:span></text:p>
        </text:list-item>
        <text:list-item>
          <text:p text:style-name="P9"><text:span text:style-name="T46">Finally [Mo]<text:line-break/></text:span><text:span text:style-name="T38">thanks 4 attention. Further qu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30:51.951851703</meta:creation-date>
    <dc:date>2019-06-23T15:47:24.401046064</dc:date>
    <meta:editing-duration>PT3H10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384" meta:character-count="2338" meta:non-whitespace-character-count="1960"/>
  </office:meta>
</office:document-meta>
</file>